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eeeee"/>
      <style:text-properties fo:color="#eeeee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color="#eeeee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fff9a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color="#fff9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STIMADO:</text:p>
          </table:table-cell>
          <table:table-cell table:style-name="ce1" office:value-type="string" calcext:value-type="string">
            <text:p>RESUELTO:</text:p>
          </table:table-cell>
          <table:table-cell table:style-name="ce4"/>
          <table:table-cell table:style-name="ce6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ear virtual.schema.js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office:value-type="string" calcext:value-type="string">
            <text:p>usar virtual.schema.js desde los acto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alterando el filter-schema del 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identificando tablas y columnas hidd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ignorando tablas hidd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ignorando columnas hidd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ignorando foreign keys de tablas hidd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ar virtual.schema.js desde los actors</text:p>
          </table:table-cell>
          <table:table-cell office:value-type="string" calcext:value-type="string">
            <text:p>ignorando foreign keys de columnas hidd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regenerate-rest con mysql-schema-generator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sar regenerate-rest con mysql-schema-generator:</text:p>
          </table:table-cell>
          <table:table-cell office:value-type="string" calcext:value-type="string">
            <text:p>identificando y apartando soft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regenerate-rest con mysql-schema-generator:</text:p>
          </table:table-cell>
          <table:table-cell office:value-type="string" calcext:value-type="string">
            <text:p>identificando y apartando hard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regenerate-rest con mysql-schema-generator:</text:p>
          </table:table-cell>
          <table:table-cell office:value-type="string" calcext:value-type="string">
            <text:p>identificando y apartando templ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actors/base/actor.js (hard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actors/base/{table}.js (hard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actors/actor.js (soft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actors/{table}.js (sof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-------------------------------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controllers/base/controller.js (hard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controllers/base/{table}.js (hard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controllers/controller.js (soft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controllers/{table}.js (sof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-------------------------------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middlewares/base/middleware.js (hard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middlewares/base/{table}.js (hard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middlewares/middleware.js (softco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sar código actual a:</text:p>
          </table:table-cell>
          <table:table-cell office:value-type="string" calcext:value-type="string">
            <text:p>src/rest/middlewares/{table}.js (softem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office:value-type="string" calcext:value-type="string">
            <text:p>con campos: name, fi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office:value-type="string" calcext:value-type="string">
            <text:p>usando sto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office:value-type="string" calcext:value-type="string">
            <text:p>usando mul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office:value-type="string" calcext:value-type="string">
            <text:p>POST de FI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cer GET y POST de FILE</text:p>
          </table:table-cell>
          <table:table-cell office:value-type="string" calcext:value-type="string">
            <text:p>GET de FI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usar actors desde middlewa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usar middlewares desde controll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corporar test de mocha y cobertura de ny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gis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elect users confirmed or n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sert unconfirmed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onfir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select unconfirmed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insert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lete unconfirmed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select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sert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fres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select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update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elect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delete se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unregis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unregister</text:p>
          </table:table-cell>
          <table:table-cell office:value-type="string" calcext:value-type="string">
            <text:p>select user (&amp; other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unregister</text:p>
          </table:table-cell>
          <table:table-cell office:value-type="string" calcext:value-type="string">
            <text:p>delete (others &amp;)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forg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select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update user (forgot_token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han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select user (forgot_token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ezar a hacer el auth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update user (password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rporar opciones de las extensions que se habían extraído del: general/perTable/perColum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ear CHANGELOG.m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ciclo de vida comple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ciclo de vida completo</text:p>
          </table:table-cell>
          <table:table-cell office:value-type="string" calcext:value-type="string">
            <text:p>init.j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ciclo de vida completo</text:p>
          </table:table-cell>
          <table:table-cell office:value-type="string" calcext:value-type="string">
            <text:p>start.j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deplo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uti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re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au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histo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rou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api completa</text:p>
          </table:table-cell>
          <table:table-cell office:value-type="string" calcext:value-type="string">
            <text:p>u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ejemplo de u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ejemplo de uso</text:p>
          </table:table-cell>
          <table:table-cell office:value-type="string" calcext:value-type="string">
            <text:p>paso 1: determinar base de dat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ejemplo de uso</text:p>
          </table:table-cell>
          <table:table-cell office:value-type="string" calcext:value-type="string">
            <text:p>paso 2: determinar extension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ejemplo de uso</text:p>
          </table:table-cell>
          <table:table-cell office:value-type="string" calcext:value-type="string">
            <text:p>paso 3: arrancar aplicativ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ejemplo de uso</text:p>
          </table:table-cell>
          <table:table-cell office:value-type="string" calcext:value-type="string">
            <text:p>paso 4: testear aplicativ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is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quiresPrivile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quires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quires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quiresAuthenti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excludesPrivile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excludesGro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excludesU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excludesAuthenti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directOnAuthentic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directOnUnauthentica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redirectOnErr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isM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isTy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hasWhe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hasJo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mplimentar README.md para:</text:p>
          </table:table-cell>
          <table:table-cell office:value-type="string" calcext:value-type="string">
            <text:p>opciones de extensión</text:p>
          </table:table-cell>
          <table:table-cell office:value-type="string" calcext:value-type="string">
            <text:p>hasOrderB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Ap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Dashbo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Breadcrum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Ta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For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r estructura de ficheros para Vue</text:p>
          </table:table-cell>
          <table:table-cell office:value-type="string" calcext:value-type="string">
            <text:p>components/ManagerDialogs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1:43:52.011901878</meta:creation-date>
    <dc:date>2020-08-14T12:07:38.864648262</dc:date>
    <meta:editing-duration>PT12M56S</meta:editing-duration>
    <meta:editing-cycles>3</meta:editing-cycles>
    <meta:generator>LibreOffice/6.0.7.3$Linux_X86_64 LibreOffice_project/00m0$Build-3</meta:generator>
    <meta:document-statistic meta:table-count="1" meta:cell-count="251" meta:object-count="0"/>
  </office:meta>
</office:document-meta>
</file>